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ja" style:country-asian="JP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7cm" svg:height="9.005cm" svg:x="2.202cm" svg:y="3.136cm">
            <draw:object draw:notify-on-update-of-ranges="Sheet1.A1:Sheet1.A5 Sheet1.B1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.303cm" svg:y="13.595cm">
            <draw:object draw:notify-on-update-of-ranges="Sheet1.A1:Sheet1.A5 Sheet1.C1:Sheet1.C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2">
          <table:table-cell office:value-type="string">
            <text:p>case#1 </text:p>
          </table:table-cell>
          <table:table-cell office:value-type="float" office:value="63000">
            <text:p>63000</text:p>
          </table:table-cell>
          <table:table-cell office:value-type="float" office:value="28459">
            <text:p>28459</text:p>
          </table:table-cell>
        </table:table-row>
        <table:table-row table:style-name="ro2">
          <table:table-cell office:value-type="string">
            <text:p>case#2</text:p>
          </table:table-cell>
          <table:table-cell office:value-type="float" office:value="66244">
            <text:p>66244</text:p>
          </table:table-cell>
          <table:table-cell office:value-type="float" office:value="28356">
            <text:p>28356</text:p>
          </table:table-cell>
        </table:table-row>
        <table:table-row table:style-name="ro2">
          <table:table-cell office:value-type="string">
            <text:p>case#3</text:p>
          </table:table-cell>
          <table:table-cell office:value-type="float" office:value="61421">
            <text:p>61421</text:p>
          </table:table-cell>
          <table:table-cell office:value-type="float" office:value="28190">
            <text:p>28190</text:p>
          </table:table-cell>
        </table:table-row>
        <table:table-row table:style-name="ro2">
          <table:table-cell office:value-type="string">
            <text:p>case#4</text:p>
          </table:table-cell>
          <table:table-cell office:value-type="float" office:value="65258">
            <text:p>65258</text:p>
          </table:table-cell>
          <table:table-cell office:value-type="float" office:value="28526">
            <text:p>28526</text:p>
          </table:table-cell>
        </table:table-row>
        <table:table-row table:style-name="ro2">
          <table:table-cell office:value-type="string">
            <text:p>case#5</text:p>
          </table:table-cell>
          <table:table-cell office:value-type="float" office:value="62752">
            <text:p>62752</text:p>
          </table:table-cell>
          <table:table-cell office:value-type="float" office:value="28936">
            <text:p>2893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2012/06/06</text:date>, <text:time>09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2kara </meta:initial-creator>
    <meta:creation-date>2012-06-05T21:38:14</meta:creation-date>
    <dc:date>2012-06-06T09:38:06.43</dc:date>
    <dc:creator>Nick Karanatsios</dc:creator>
    <meta:editing-duration>PT44M22S</meta:editing-duration>
    <meta:editing-cycles>3</meta:editing-cycles>
    <meta:generator>OpenOffice.org/3.3$Win32 OpenOffice.org_project/330m20$Build-9567</meta:generator>
    <meta:document-statistic meta:table-count="3" meta:cell-count="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mean-value="true" chart:data-label-number="value" chart:data-label-text="false" chart:data-label-symbol="false"/>
      <style:graphic-properties draw:stroke="none" draw:fill="gradient" draw:fill-color="#99284c" draw:fill-gradient-name="Linear_20_blue_2f_white"/>
      <style:text-properties fo:font-size="10pt" style:font-size-asian="10pt" style:font-size-complex="10pt"/>
    </style:style>
    <style:style style:name="ch8" style:family="chart">
      <style:graphic-properties svg:stroke-width="0.1cm" svg:stroke-color="#99284c"/>
    </style:style>
    <style:style style:name="ch9" style:family="chart">
      <style:graphic-properties draw:stroke="solid" svg:stroke-color="#b3b3b3" draw:fill="none" draw:fill-color="#e6e6e6" draw:opacity-name="ChartTransparencyGradient_20_1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032cm" svg:y="0.316cm" chart:style-name="ch2">
          <text:p>messenger send performance</text:p>
        </chart:title>
        <chart:subtitle svg:x="6.659cm" svg:y="1.275cm" chart:style-name="ch3">
          <text:p>environment#1</text:p>
        </chart:subtitle>
        <chart:plot-area chart:style-name="ch4" table:cell-range-address="Sheet1.A1:Sheet1.B5" chart:data-source-has-labels="column" svg:x="0.769cm" svg:y="2.318cm" svg:width="14.591cm" svg:height="6.088cm">
          <chartooo:coordinate-region svg:x="1.946cm" svg:y="2.53cm" svg:width="13.414cm" svg:height="5.203cm"/>
          <chart:axis chart:dimension="x" chart:name="primary-x" chart:style-name="ch5">
            <chart:categories table:cell-range-address="Sheet1.A1:Sheet1.A5"/>
          </chart:axis>
          <chart:axis chart:dimension="y" chart:name="primary-y" chart:style-name="ch6"/>
          <chart:series chart:style-name="ch7" chart:values-cell-range-address="Sheet1.B1:Sheet1.B5" chart:class="chart:bar">
            <chart:mean-valu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ase#1 </text:p>
                <draw:g>
                  <svg:desc>Sheet1.A1:Sheet1.A5</svg:desc>
                </draw:g>
              </table:table-cell>
              <table:table-cell office:value-type="float" office:value="63000">
                <text:p>63000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case#2</text:p>
              </table:table-cell>
              <table:table-cell office:value-type="float" office:value="66244">
                <text:p>66244</text:p>
              </table:table-cell>
            </table:table-row>
            <table:table-row>
              <table:table-cell office:value-type="string">
                <text:p>case#3</text:p>
              </table:table-cell>
              <table:table-cell office:value-type="float" office:value="61421">
                <text:p>61421</text:p>
              </table:table-cell>
            </table:table-row>
            <table:table-row>
              <table:table-cell office:value-type="string">
                <text:p>case#4</text:p>
              </table:table-cell>
              <table:table-cell office:value-type="float" office:value="65258">
                <text:p>65258</text:p>
              </table:table-cell>
            </table:table-row>
            <table:table-row>
              <table:table-cell office:value-type="string">
                <text:p>case#5</text:p>
              </table:table-cell>
              <table:table-cell office:value-type="float" office:value="62752">
                <text:p>62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gradient-name="Rectangular_20_red_2f_whit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 chart:auto-size="true" chart:treat-empty-cells="leave-gap" chart:right-angled-axes="true" chart:mean-value="true" chart:error-upper-indicator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mean-value="true" chart:error-upper-indicator="true" chart:data-label-number="value" chart:data-label-text="false" chart:data-label-symbol="false"/>
      <style:graphic-properties draw:stroke="none" draw:fill="gradient" draw:fill-color="#004586" draw:fill-gradient-name="Rectangular_20_red_2f_white" dr3d:edge-rounding="5%"/>
      <style:text-properties fo:font-size="10pt" style:font-size-asian="10pt" style:font-size-complex="10pt"/>
    </style:style>
    <style:style style:name="ch8" style:family="chart">
      <style:graphic-properties draw:stroke-dash="Line_20_with_20_Fine_20_Dots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33cm" svg:y="0.316cm" chart:style-name="ch2">
          <text:p>messenger send performance</text:p>
        </chart:title>
        <chart:subtitle svg:x="6.66cm" svg:y="1.275cm" chart:style-name="ch3">
          <text:p>environment#0</text:p>
        </chart:subtitle>
        <chart:plot-area chart:style-name="ch4" table:cell-range-address="Sheet1.A1:Sheet1.A5 Sheet1.C1:Sheet1.C5" chart:data-source-has-labels="column" svg:x="0.77cm" svg:y="2.318cm" svg:width="14.59cm" svg:height="6.082cm">
          <chartooo:coordinate-region svg:x="1.947cm" svg:y="2.53cm" svg:width="13.413cm" svg:height="5.197cm"/>
          <chart:axis chart:dimension="x" chart:name="primary-x" chart:style-name="ch5">
            <chart:categories table:cell-range-address="Sheet1.A1:Sheet1.A5"/>
          </chart:axis>
          <chart:axis chart:dimension="y" chart:name="primary-y" chart:style-name="ch6"/>
          <chart:series chart:style-name="ch7" chart:values-cell-range-address="Sheet1.C1:Sheet1.C5" chart:class="chart:bar">
            <chart:mean-valu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ase#1 </text:p>
                <draw:g>
                  <svg:desc>Sheet1.A1:Sheet1.A5</svg:desc>
                </draw:g>
              </table:table-cell>
              <table:table-cell office:value-type="float" office:value="28459">
                <text:p>28459</text:p>
                <draw:g>
                  <svg:desc>Sheet1.C1:Sheet1.C5</svg:desc>
                </draw:g>
              </table:table-cell>
            </table:table-row>
            <table:table-row>
              <table:table-cell office:value-type="string">
                <text:p>case#2</text:p>
              </table:table-cell>
              <table:table-cell office:value-type="float" office:value="28356">
                <text:p>28356</text:p>
              </table:table-cell>
            </table:table-row>
            <table:table-row>
              <table:table-cell office:value-type="string">
                <text:p>case#3</text:p>
              </table:table-cell>
              <table:table-cell office:value-type="float" office:value="28190">
                <text:p>28190</text:p>
              </table:table-cell>
            </table:table-row>
            <table:table-row>
              <table:table-cell office:value-type="string">
                <text:p>case#4</text:p>
              </table:table-cell>
              <table:table-cell office:value-type="float" office:value="28526">
                <text:p>28526</text:p>
              </table:table-cell>
            </table:table-row>
            <table:table-row>
              <table:table-cell office:value-type="string">
                <text:p>case#5</text:p>
              </table:table-cell>
              <table:table-cell office:value-type="float" office:value="28936">
                <text:p>28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stroke-dash draw:name="Line_20_with_20_Fine_20_Dots" draw:display-name="Line with Fine Dots" draw:style="rect" draw:dots1="1" draw:dots1-length="2.007cm" draw:dots2="10" draw:distance="0.152cm"/>
  </office:styles>
</office:document-styles>
</file>